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pacja</text:p>
          </table:table-cell>
          <table:table-cell office:value-type="string" calcext:value-type="string">
            <text:p>Przycisk</text:p>
          </table:table-cell>
          <table:table-cell office:value-type="string" calcext:value-type="string">
            <text:p>Spacja</text:p>
          </table:table-cell>
          <table:table-cell office:value-type="string" calcext:value-type="string">
            <text:p>Przycisk</text:p>
          </table:table-cell>
          <table:table-cell office:value-type="string" calcext:value-type="string">
            <text:p>Spacja</text:p>
          </table:table-cell>
          <table:table-cell office:value-type="string" calcext:value-type="string">
            <text:p>Przycisk</text:p>
          </table:table-cell>
          <table:table-cell office:value-type="string" calcext:value-type="string">
            <text:p>Spacja</text:p>
          </table:table-cell>
          <table:table-cell office:value-type="string" calcext:value-type="string">
            <text:p>Przycisk</text:p>
          </table:table-cell>
          <table:table-cell office:value-type="string" calcext:value-type="string">
            <text:p>Spacja</text:p>
          </table:table-cell>
          <table:table-cell office:value-type="string" calcext:value-type="string">
            <text:p>Przycisk</text:p>
          </table:table-cell>
          <table:table-cell office:value-type="string" calcext:value-type="string">
            <text:p>Spacj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table:formula="of:=SUM([.A2:.K2])" office:value-type="float" office:value="800" calcext:value-type="float">
            <text:p/>
          </table:table-cell>
          <table:table-cell table:formula="of:=[.L2]-800" office:value-type="float" office:value="0" calcext:value-type="float">
            <text:p/>
          </table:table-cell>
        </table:table-row>
        <table:table-row table:style-name="ro1">
          <table:table-cell/>
          <table:table-cell table:formula="of:=SUM([.A2])" office:value-type="float" office:value="10" calcext:value-type="float">
            <text:p/>
          </table:table-cell>
          <table:table-cell/>
          <table:table-cell table:formula="of:=SUM([.A2:.C2])" office:value-type="float" office:value="168" calcext:value-type="float">
            <text:p/>
          </table:table-cell>
          <table:table-cell/>
          <table:table-cell table:formula="of:=SUM([.A2:.E2])" office:value-type="float" office:value="326" calcext:value-type="float">
            <text:p/>
          </table:table-cell>
          <table:table-cell/>
          <table:table-cell table:formula="of:=SUM([.A2:.G2])" office:value-type="float" office:value="484" calcext:value-type="float">
            <text:p/>
          </table:table-cell>
          <table:table-cell/>
          <table:table-cell table:formula="of:=SUM([.A2:.I2])" office:value-type="float" office:value="64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kst</text:p>
          </table:table-cell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7])" office:value-type="float" office:value="68" calcext:value-type="float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9])" office:value-type="float" office:value="116" calcext:value-type="float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11])" office:value-type="float" office:value="164" calcext:value-type="float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13])" office:value-type="float" office:value="212" calcext:value-type="float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15])" office:value-type="float" office:value="260" calcext:value-type="float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17])" office:value-type="float" office:value="308" calcext:value-type="float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19])" office:value-type="float" office:value="356" calcext:value-type="float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21])" office:value-type="float" office:value="404" calcext:value-type="float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23])" office:value-type="float" office:value="452" calcext:value-type="float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25])" office:value-type="float" office:value="500" calcext:value-type="float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it</text:p>
          </table:table-cell>
          <table:table-cell office:value-type="float" office:value="40" calcext:value-type="float">
            <text:p>40</text:p>
          </table:table-cell>
          <table:table-cell table:formula="of:=SUM([.B5:.B27])" office:value-type="float" office:value="548" calcext:value-type="float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/>
          <table:table-cell table:formula="of:=SUM([.B5:.B29])" office:value-type="float" office:value="600" calcext:value-type="float">
            <text:p/>
          </table:table-cell>
          <table:table-cell table:number-columns-repeated="11"/>
        </table:table-row>
        <table:table-row table:style-name="ro1">
          <table:table-cell/>
          <table:table-cell table:formula="of:=[.B30]-600" office:value-type="float" office:value="0" calcext:value-type="float">
            <text:p/>
          </table:table-cell>
          <table:table-cell table:number-columns-repeated="11"/>
        </table:table-row>
      </table:table>
      <table:table table:name="Arkusz2" table:style-name="ta1"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60" calcext:value-type="float">
            <text:p>6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D1:.H1])" office:value-type="float" office:value="940" calcext:value-type="float">
            <text:p/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SUM([.B3])" office:value-type="float" office:value="20" calcext:value-type="float">
            <text:p/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SUM([.B3:.B5])" office:value-type="float" office:value="72" calcext:value-type="float">
            <text:p/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SUM([.B3:.B7])" office:value-type="float" office:value="124" calcext:value-type="float">
            <text:p/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SUM([.B3:.B9])" office:value-type="float" office:value="176" calcext:value-type="float">
            <text:p/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SUM([.B3:.B11])" office:value-type="float" office:value="228" calcext:value-type="float">
            <text:p/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SUM([.B3:.B13])" office:value-type="float" office:value="280" calcext:value-type="float">
            <text:p/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SUM([.B3:.B15])" office:value-type="float" office:value="332" calcext:value-type="float">
            <text:p/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SUM([.B3:.B17])" office:value-type="float" office:value="384" calcext:value-type="float">
            <text:p/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SUM([.B3:.B19])" office:value-type="float" office:value="436" calcext:value-type="float">
            <text:p/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SUM([.B3:.B21])" office:value-type="float" office:value="488" calcext:value-type="float">
            <text:p/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SUM([.B3:.B23])" office:value-type="float" office:value="540" calcext:value-type="float">
            <text:p/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SUM([.B3:.B25])" office:value-type="float" office:value="600" calcext:value-type="float">
            <text:p/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formula="of:=SUM([.A1:.A26])" office:value-type="float" office:value="720" calcext:value-type="float">
            <text:p/>
          </table:table-cell>
          <table:table-cell table:formula="of:=SUM([.B1:.B26])" office:value-type="float" office:value="720" calcext:value-type="float">
            <text:p/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.00.0000</text:date>, <text:time style:data-style-name="N2" text:time-value="11:49:05.50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kowiec </meta:initial-creator>
    <meta:creation-date>2015-11-14T16:54:14.950073875</meta:creation-date>
    <dc:date>2015-11-18T12:12:03.815000000</dc:date>
    <meta:editing-duration>PT7M57S</meta:editing-duration>
    <meta:editing-cycles>4</meta:editing-cycles>
    <meta:generator>LibreOffice/4.2.1.1$Windows_x86 LibreOffice_project/d7dbbd7842e6a58b0f521599204e827654e1fb8b</meta:generator>
    <meta:document-statistic meta:table-count="2" meta:cell-count="139" meta:object-count="0"/>
  </office:meta>
</office:document-meta>
</file>